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4c51" officeooo:paragraph-rsid="00064c51"/>
    </style:style>
    <style:style style:name="P2" style:family="paragraph" style:parent-style-name="Standard">
      <style:text-properties fo:font-style="italic" style:font-style-asian="italic" style:font-style-complex="italic"/>
    </style:style>
    <style:style style:name="P3" style:family="paragraph" style:parent-style-name="Text_20_body">
      <style:text-properties officeooo:rsid="000a5989" officeooo:paragraph-rsid="000a5989"/>
    </style:style>
    <style:style style:name="P4" style:family="paragraph" style:parent-style-name="Text_20_body">
      <style:text-properties officeooo:rsid="000ace42" officeooo:paragraph-rsid="000ace42"/>
    </style:style>
    <style:style style:name="P5" style:family="paragraph" style:parent-style-name="Text_20_body">
      <style:text-properties officeooo:rsid="000b553e" officeooo:paragraph-rsid="000b553e"/>
    </style:style>
    <style:style style:name="P6" style:family="paragraph" style:parent-style-name="Text_20_body">
      <style:text-properties officeooo:rsid="000c57a9" officeooo:paragraph-rsid="000c57a9"/>
    </style:style>
    <style:style style:name="P7" style:family="paragraph" style:parent-style-name="Text_20_body">
      <style:text-properties fo:font-style="italic" officeooo:rsid="000c57a9" officeooo:paragraph-rsid="000c57a9" style:font-style-asian="italic" style:font-style-complex="italic"/>
    </style:style>
    <style:style style:name="T1" style:family="text">
      <style:text-properties officeooo:rsid="000a0a60"/>
    </style:style>
    <style:style style:name="T2" style:family="text">
      <style:text-properties officeooo:rsid="000ace42"/>
    </style:style>
    <style:style style:name="T3" style:family="text">
      <style:text-properties officeooo:rsid="000b553e"/>
    </style:style>
    <style:style style:name="T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YLE – Making your life easier</text:p>
      <text:p text:style-name="Subtitle">Carmen Vierthaler</text:p>
      <text:p text:style-name="Subtitle">Daly Chea</text:p>
      <text:p text:style-name="Subtitle">Alexandra Jäger</text:p>
      <text:p text:style-name="P1"/>
      <text:h text:style-name="Heading_20_1" text:outline-level="1">Project Management</text:h>
      <text:p text:style-name="Text_20_body"/>
      <text:p text:style-name="Text_20_body">We do not use any specific project management tool. However, we do manage our project using certain self-established principles.</text:p>
      <text:p text:style-name="Text_20_body">Firstly, we use the versioning tool git to store our project and associated documents. As a rule we've decided that only working version are to be pushed to the remote repository, so that we will have a working version ready when necessary. </text:p>
      <text:p text:style-name="Text_20_body">Secondly, we use our student webmail to inform other group members whenever we start/stop to work on the project, as well as when a new commit has been pushed to the remote repository. We also use e-mails for communication when possible. </text:p>
      <text:p text:style-name="Text_20_body">Thirdly, we think it is important to have face-to-face meetings at least once a week, to discuss what we've accomplished since the last meeting, what difficulties we've faced, and to decide on how to proceed. Usually these last between 1 <text:span text:style-name="T1">to</text:span> 2 hours. </text:p>
      <text:p text:style-name="Text_20_body">Our timeline was defined the following way: we've portioned our requirements defined early on in the project into 11 condensed ones, each of which should be possible to complete within a week. We've started our implementation on the 6th of May, and we plan to be finished with the core implementation until the 10th of June. That gives us 5 weeks for 3 people, meaning we could in theory finish 15 requirements, which should give us some time for improvements and unexpected delays. </text:p>
      <text:p text:style-name="Text_20_body">The rest of the time until the project deadline on the 23rd of June we will use to test our application, improve it if necessary, and to prepare the final presentation.</text:p>
      <text:h text:style-name="Heading_20_1" text:outline-level="1">Project Deployment</text:h>
      <text:p text:style-name="P3">As for the project deployment, we would go about it the following way.</text:p>
      <text:p text:style-name="P3"><text:span text:style-name="T2">We expect our operating system to be Ubuntu, prefarably version 14.04. </text:span>First of all, XAMPP version 5.6.8 should be installed on the computer we want to run our web application on. XAMPP can be found here: <text:a xlink:type="simple" xlink:href="https://www.apachefriends.org/download.html">https://www.apachefriends.org/download.html</text:a> . <text:span text:style-name="T2">XAMPP provides an Apache Tomcat server and a MySQL database.</text:span></text:p>
      <text:p text:style-name="P4">We would then create a new folder within the XAMPP folder structure in /opt/lampp/htdocs and call <text:soft-page-break/>the folder „MYLE“. <text:span text:style-name="T3">Our source files will be stored in this folder. </text:span></text:p>
      <text:p text:style-name="P6">As a dependency manager our chosen framework (Zend 2) uses Composer. To install Composer, choose a directory you want the manager installed and execute the following command:</text:p>
      <text:p text:style-name="P7">php -r "readfile('https://getcomposer.org/installer');" | php</text:p>
      <text:p text:style-name="P5">Then you need to locate your httpd.conf file (usually /opt/lampp/etc) and add the following text in the "Main Server Configuration"</text:p>
      <text:p text:style-name="P2"><text:s/>&lt;VirtualHost *:80&gt;</text:p>
      <text:p text:style-name="P2"><text:s text:c="5"/>ServerName www.myle.com</text:p>
      <text:p text:style-name="P2"><text:s text:c="5"/>DocumentRoot /opt/lampp/htdocs/MYLE/public</text:p>
      <text:p text:style-name="P2"><text:s text:c="5"/>SetEnv APPLICATION_ENV "development"</text:p>
      <text:p text:style-name="P2"><text:s text:c="5"/>&lt;Directory /opt/lampp/htdocs/MYLE/public&gt;</text:p>
      <text:p text:style-name="P2"><text:s text:c="9"/>DirectoryIndex index.php</text:p>
      <text:p text:style-name="P2"><text:s text:c="9"/>AllowOverride All</text:p>
      <text:p text:style-name="P2"><text:s text:c="9"/>Order allow,deny</text:p>
      <text:p text:style-name="P2"><text:s text:c="9"/>Allow from all</text:p>
      <text:p text:style-name="P2"><text:s text:c="5"/>&lt;/Directory&gt;</text:p>
      <text:p text:style-name="P2"><text:s/>&lt;/VirtualHost&gt;</text:p>
      <text:p text:style-name="P2"><text:s/></text:p>
      <text:p text:style-name="P2"><text:s/>&lt;VirtualHost *:80&gt;</text:p>
      <text:p text:style-name="P2"><text:s text:c="5"/>ServerName localhost/phpmyadmin</text:p>
      <text:p text:style-name="P2"><text:s text:c="5"/>DocumentRoot /opt/lampp/phpmyadmin</text:p>
      <text:p text:style-name="P2"><text:s text:c="5"/>SetEnv APPLICATION_ENV "development"</text:p>
      <text:p text:style-name="P2"><text:s text:c="5"/>&lt;Directory /opt/lampp/phpmyadmin&gt;</text:p>
      <text:p text:style-name="P2"><text:s text:c="9"/>DirectoryIndex index.php</text:p>
      <text:p text:style-name="P2"><text:s text:c="9"/>AllowOverride All</text:p>
      <text:p text:style-name="P2"><text:s text:c="9"/>Order allow,deny</text:p>
      <text:p text:style-name="P2"><text:s text:c="9"/>Allow from all</text:p>
      <text:p text:style-name="P2"><text:s text:c="5"/>&lt;/Directory&gt;</text:p>
      <text:p text:style-name="P2"><text:s/>&lt;/VirtualHost&gt;</text:p>
      <text:p text:style-name="Standard"/>
      <text:p text:style-name="P5">Then switch to the ~/etc directory and add the following to the "hosts" file:</text:p>
      <text:p text:style-name="P5"><text:span text:style-name="T4">127.0.0.1<text:tab/></text:span><text:a xlink:type="simple" xlink:href="http://www.myle.com/"><text:span text:style-name="T4">www.myle.com</text:span></text:a></text:p>
      <text:p text:style-name="P5">The web application can then be accessed using the following address: </text:p>
      <text:p text:style-name="P7">www.myle.com/reci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9T10:11:29.936552392</meta:creation-date>
    <dc:date>2015-06-09T10:42:04.384893672</dc:date>
    <meta:editing-duration>PT15M20S</meta:editing-duration>
    <meta:editing-cycles>8</meta:editing-cycles>
    <meta:generator>LibreOffice/4.2.7.2$Linux_X86_64 LibreOffice_project/420m0$Build-2</meta:generator>
    <meta:document-statistic meta:table-count="0" meta:image-count="0" meta:object-count="0" meta:page-count="2" meta:paragraph-count="45" meta:word-count="487" meta:character-count="3375" meta:non-whitespace-character-count="2771"/>
  </office:meta>
</office:document-meta>
</file>